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330_boolean.test_for_issue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ssue1330_boolean.test_for_iss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ssue1330_boolean.test_for_issue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